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Linux Homework 10 Memo</text:p>
      <text:p text:style-name="Standard"/>
      <text:p text:style-name="Standard">To: <text:s/>Dr. Yoder</text:p>
      <text:p text:style-name="Standard">From: <text:s/>Mark Morrison</text:p>
      <text:p text:style-name="Standard">Date: <text:s/>28 October 2014</text:p>
      <text:p text:style-name="Standard">Subject: <text:s/>Embedded Linux Homework 10</text:p>
      <text:p text:style-name="Standard"/>
      <text:p text:style-name="Standard">I created the module hello1.c as the book instructed, and it worked as expected. <text:s/>The parameters also worked as expected, with debug_enabled and my_param_enabled as the two parameters I implemented. <text:s/>Both patch files are in my github repository under Homework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27T21:38:48</dc:date>
    <dc:creator>Mark Morrison</dc:creator>
    <meta:editing-duration>PT1H36M22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6" meta:word-count="60" meta:character-count="385" meta:non-whitespace-character-count="325"/>
  </office:meta>
</office:document-meta>
</file>